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meta/odt2braille/configuration.rdf" manifest:media-type="application/rdf+xml"/>
  <manifest:file-entry manifest:full-path="meta/be.docarch.odt2braille.checker.PostConversionBrailleChecker/2011-08-05T12.04.19.rdf" manifest:media-type="application/rdf+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dt2braille 6 dot" svg:font-family="'odt2braille 6 do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color="#00ae00" style:font-name="odt2braille 6 dot" fo:font-size="16pt" style:font-size-asian="16pt" style:font-size-complex="16pt"/>
    </style:style>
    <style:style style:name="P2" style:family="paragraph" style:parent-style-name="Standard" style:list-style-name="L2">
      <style:text-properties fo:color="#00ae00" style:font-name="odt2braille 6 dot" fo:font-size="16pt" style:font-size-asian="16pt" style:font-size-complex="16pt"/>
    </style:style>
    <style:style style:name="P3" style:family="paragraph" style:parent-style-name="Standard" style:list-style-name="L3">
      <style:text-properties fo:color="#00ae00" style:font-name="odt2braille 6 dot" fo:font-size="16pt" style:font-size-asian="16pt" style:font-size-complex="16pt"/>
    </style:style>
    <style:style style:name="P4" style:family="paragraph" style:parent-style-name="Standard" style:list-style-name="L4">
      <style:text-properties fo:color="#00ae00" style:font-name="odt2braille 6 dot" fo:font-size="16pt" style:font-size-asian="16pt" style:font-size-complex="16pt"/>
    </style:style>
    <style:style style:name="P5" style:family="paragraph" style:parent-style-name="Standard" style:list-style-name="L5">
      <style:text-properties fo:color="#00ae00" style:font-name="odt2braille 6 dot" fo:font-size="16pt" style:font-size-asian="16pt" style:font-size-complex="16pt"/>
    </style:style>
    <style:style style:name="P6" style:family="paragraph" style:parent-style-name="Standard" style:list-style-name="L6">
      <style:text-properties fo:color="#00ae00" style:font-name="odt2braille 6 dot" fo:font-size="16pt" style:font-size-asian="16pt" style:font-size-complex="16pt"/>
    </style:style>
    <style:style style:name="P7" style:family="paragraph" style:parent-style-name="Standard" style:list-style-name="L7">
      <style:text-properties fo:color="#00ae00" style:font-name="odt2braille 6 dot" fo:font-size="16pt" style:font-size-asian="16pt" style:font-size-complex="16pt"/>
    </style:style>
    <style:style style:name="P8" style:family="paragraph" style:parent-style-name="Standard" style:list-style-name="L8">
      <style:text-properties fo:color="#00ae00" style:font-name="odt2braille 6 dot" fo:font-size="16pt" style:font-size-asian="16pt" style:font-size-complex="16pt"/>
    </style:style>
    <style:style style:name="P9" style:family="paragraph" style:parent-style-name="Standard" style:list-style-name="L9">
      <style:text-properties fo:color="#00ae00" style:font-name="odt2braille 6 dot" fo:font-size="16pt" style:font-size-asian="16pt" style:font-size-complex="16pt"/>
    </style:style>
    <style:style style:name="P10" style:family="paragraph" style:parent-style-name="Standard" style:list-style-name="L10">
      <style:text-properties fo:color="#00ae00" style:font-name="odt2braille 6 dot" fo:font-size="16pt" style:font-size-asian="16pt" style:font-size-complex="16pt"/>
    </style:style>
    <style:style style:name="P11" style:family="paragraph" style:parent-style-name="Standard" style:list-style-name="L11">
      <style:text-properties fo:color="#00ae00" style:font-name="odt2braille 6 dot" fo:font-size="16pt" style:font-size-asian="16pt" style:font-size-complex="16pt"/>
    </style:style>
    <style:style style:name="P12" style:family="paragraph" style:parent-style-name="Standard" style:list-style-name="L12">
      <style:text-properties fo:color="#00ae00" style:font-name="odt2braille 6 dot" fo:font-size="16pt" style:font-size-asian="16pt" style:font-size-complex="16pt"/>
    </style:style>
    <style:style style:name="P13" style:family="paragraph" style:parent-style-name="Standard" style:list-style-name="L13">
      <style:text-properties fo:color="#00ae00" style:font-name="odt2braille 6 dot" fo:font-size="16pt" style:font-size-asian="16pt" style:font-size-complex="16pt"/>
    </style:style>
    <style:style style:name="P14" style:family="paragraph" style:parent-style-name="Standard" style:list-style-name="L14">
      <style:text-properties fo:color="#00ae00" style:font-name="odt2braille 6 dot" fo:font-size="16pt" style:font-size-asian="16pt" style:font-size-complex="16pt"/>
    </style:style>
    <style:style style:name="P15" style:family="paragraph" style:parent-style-name="Standard" style:list-style-name="L15">
      <style:text-properties fo:color="#00ae00" style:font-name="odt2braille 6 dot" fo:font-size="16pt" style:font-size-asian="16pt" style:font-size-complex="16pt"/>
    </style:style>
    <style:style style:name="P16" style:family="paragraph" style:parent-style-name="Standard" style:list-style-name="L15">
      <style:text-properties fo:color="#00ae00" style:font-name="odt2braille 6 dot" fo:font-size="16pt" officeooo:paragraph-rsid="001247c2" style:font-size-asian="16pt" style:font-size-complex="16pt"/>
    </style:style>
    <style:style style:name="P17" style:family="paragraph" style:parent-style-name="Standard" style:list-style-name="L16">
      <style:text-properties fo:color="#00ae00" style:font-name="odt2braille 6 dot" fo:font-size="16pt" style:font-size-asian="16pt" style:font-size-complex="16pt"/>
    </style:style>
    <style:style style:name="P18" style:family="paragraph" style:parent-style-name="Standard" style:list-style-name="L17">
      <style:text-properties fo:color="#00ae00" style:font-name="odt2braille 6 dot" fo:font-size="16pt" style:font-size-asian="16pt" style:font-size-complex="16pt"/>
    </style:style>
    <style:style style:name="P19" style:family="paragraph" style:parent-style-name="Standard" style:list-style-name="L8">
      <style:text-properties fo:color="#ff0000" style:font-name="odt2braille 6 dot" fo:font-size="16pt" style:font-size-asian="16pt" style:font-size-complex="16pt"/>
    </style:style>
    <style:style style:name="P20" style:family="paragraph" style:parent-style-name="Standard" style:list-style-name="L9">
      <style:text-properties fo:color="#ff0000" style:font-name="odt2braille 6 dot" fo:font-size="16pt" officeooo:paragraph-rsid="0010e9be" style:font-size-asian="16pt" style:font-size-complex="16pt"/>
    </style:style>
    <style:style style:name="P21" style:family="paragraph" style:parent-style-name="Standard" style:list-style-name="L15">
      <style:text-properties fo:color="#ff0000" style:font-name="odt2braille 6 dot" fo:font-size="16pt" style:font-size-asian="16pt" style:font-size-complex="16pt"/>
    </style:style>
    <style:style style:name="P22" style:family="paragraph" style:parent-style-name="Standard" style:list-style-name="L8">
      <style:text-properties fo:color="#ff0000" style:font-name="odt2braille 6 dot" fo:font-size="16pt" officeooo:rsid="00103a1c" officeooo:paragraph-rsid="00103a1c" style:font-size-asian="16pt" style:font-size-complex="16pt"/>
    </style:style>
    <style:style style:name="T1" style:family="text">
      <style:text-properties fo:font-variant="small-caps"/>
    </style:style>
    <style:style style:name="T2" style:family="text">
      <style:text-properties officeooo:rsid="0010e9be"/>
    </style:style>
    <style:style style:name="T3" style:family="text">
      <style:text-properties officeooo:rsid="001247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luwe Code</text:h>
      <text:p text:style-name="Standard">Dit document volgt de structuur van de officiële "<text:span text:style-name="T1">Handleiding Braillesymbolen Wiskunde"</text:span>, samengesteld door Gilbert Notaert en Marc Suij van het G.On Woluwe en Emmanuel Vandekerkhove van Licht en Liefde. De formules in het groen worden correct omgezet naar Braille, de formules in het rood nog niet.</text:p>
      <text:h text:style-name="Heading_20_2" text:outline-level="2">Letters</text:h>
      <text:h text:style-name="Heading_20_3" text:outline-level="3">Latijnse letters</text:h>
      <text:list xml:id="list322288720279830036" text:style-name="L1">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
      <text:h text:style-name="Heading_20_3" text:outline-level="3">Griekse letters</text:h>
      <text:list xml:id="list5558851403758225671" text:style-name="L2">
        <text:list-item>
          <text:p text:style-name="P2">⠰⠏</text:p>
        </text:list-item>
        <text:list-item>
          <text:p text:style-name="P2">⠸⠏</text:p>
        </text:list-item>
      </text:list>
      <text:h text:style-name="Heading_20_3" text:outline-level="3">Getallenverzamelingen</text:h>
      <text:list xml:id="list2328099944444143118" text:style-name="L3">
        <text:list-item>
          <text:p text:style-name="P3">⠈⠝</text:p>
        </text:list-item>
        <text:list-item>
          <text:p text:style-name="P3">⠈⠵</text:p>
        </text:list-item>
        <text:list-item>
          <text:p text:style-name="P3">⠈⠟</text:p>
        </text:list-item>
        <text:list-item>
          <text:p text:style-name="P3">⠈⠗</text:p>
        </text:list-item>
        <text:list-item>
          <text:p text:style-name="P3">⠈⠉</text:p>
        </text:list-item>
      </text:list>
      <text:h text:style-name="Heading_20_3" text:outline-level="3">Speciaal gevormde letters</text:h>
      <text:list xml:id="list8669763106404546267" text:style-name="L4">
        <text:list-item>
          <text:p text:style-name="P4">⠯⠂</text:p>
        </text:list-item>
        <text:list-item>
          <text:p text:style-name="P4">⠯⠢</text:p>
        </text:list-item>
        <text:list-item>
          <text:p text:style-name="P4">⠯⠗</text:p>
        </text:list-item>
      </text:list>
      <text:h text:style-name="Heading_20_3" text:outline-level="3">Oneindig</text:h>
      <text:list xml:id="list3214508871269384137" text:style-name="L5">
        <text:list-item>
          <text:p text:style-name="P5">⠼⠿</text:p>
        </text:list-item>
      </text:list>
      <text:h text:style-name="Heading_20_2" text:outline-level="2"><text:soft-page-break/>Leestekens</text:h>
      <text:h text:style-name="Heading_20_3" text:outline-level="3">Regels</text:h>
      <text:list xml:id="list8441190987531086654" text:style-name="L6">
        <text:list-item>
          <text:p text:style-name="P6">⠵⠣⠉⠕⠎⠰⠁⠠⠂ ⠎⠊⠝⠰⠁⠜</text:p>
        </text:list-item>
        <text:list-item>
          <text:p text:style-name="P6">⠊⠎ ⠼⠃⠐⠖⠼⠉⠐⠶⠼⠑⠠⠢</text:p>
        </text:list-item>
        <text:list-item>
          <text:p text:style-name="P6">⠼⠉⠠⠖⠐⠶⠼⠁⠐⠦⠼⠃⠐⠦⠼⠉</text:p>
        </text:list-item>
        <text:list-item>
          <text:p text:style-name="P6">⠼⠉⠠⠖⠐⠶⠼⠁⠐⠦⠼⠃⠐⠦⠼⠉</text:p>
        </text:list-item>
        <text:list-item>
          <text:p text:style-name="P6">⠣⠼⠃⠂⠑⠠⠆ ⠼⠋⠂⠃⠚⠜</text:p>
        </text:list-item>
      </text:list>
      <text:h text:style-name="Heading_20_3" text:outline-level="3">Opmerkingen</text:h>
      <text:list xml:id="list1517900579592853665" text:style-name="L7">
        <text:list-item>
          <text:p text:style-name="P7">⠼⠉⠄⠙⠋⠃⠂⠃⠑</text:p>
        </text:list-item>
      </text:list>
      <text:h text:style-name="Heading_20_2" text:outline-level="2">Bewerkingstekens en relatietekens</text:h>
      <text:h text:style-name="Heading_20_3" text:outline-level="3">Symbolen</text:h>
      <text:list xml:id="list4146409293822224888" text:style-name="L8">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19">⠈⠝⠐⠣⠶⠈⠵⠈⠖</text:p>
        </text:list-item>
        <text:list-item>
          <text:p text:style-name="P8">⠨⠁⠐⠜⠻⠔</text:p>
        </text:list-item>
        <text:list-item>
          <text:p text:style-name="P8"><text:soft-page-break/>⠨⠁⠐⠜⠶⠨⠁</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 ⠨⠁⠐⠒⠂⠨⠃</text:p>
        </text:list-item>
        <text:list-item>
          <text:p text:style-name="P8">⠭⠐⠒⠂⠽</text:p>
        </text:list-item>
        <text:list-item>
          <text:p text:style-name="P8">⠭⠐⠂⠒⠽</text:p>
        </text:list-item>
        <text:list-item>
          <text:p text:style-name="P8">⠼⠚⠈⠑⠈⠝⠐⠶⠂⠼⠚⠈⠑⠈⠵</text:p>
        </text:list-item>
        <text:list-item>
          <text:p text:style-name="P8">⠣⠼⠃⠜⠐⠂⠶⠣⠼⠁⠜</text:p>
        </text:list-item>
        <text:list-item>
          <text:p text:style-name="P19">⠨⠁⠐⠣⠨⠃ ⠑⠝ ⠨⠃⠐⠣⠨⠁⠐⠂⠶⠂⠨⠁⠐⠶⠨⠃</text:p>
        </text:list-item>
        <text:list-item>
          <text:p text:style-name="P19">⠣⠁⠠ ⠃⠜⠠⠬⠣⠉⠂ ⠙⠜</text:p>
        </text:list-item>
        <text:list-item>
          <text:p text:style-name="P19">⠨⠁⠈⠩</text:p>
        </text:list-item>
        <text:list-item>
          <text:p text:style-name="P22">⠻⠲ ⠁⠃⠉ ⠢⠻⠲⠙⠑⠋</text:p>
        </text:list-item>
        <text:list-item>
          <text:p text:style-name="P8">⠰⠏⠐⠢⠢⠼⠉⠂⠁⠙</text:p>
        </text:list-item>
        <text:list-item>
          <text:p text:style-name="P8">⠨⠋⠐⠢⠶⠨⠋⠈⠔</text:p>
        </text:list-item>
        <text:list-item>
          <text:p text:style-name="P8">⠨⠁⠐⠼⠄⠨⠃</text:p>
        </text:list-item>
        <text:list-item>
          <text:p text:style-name="P8">⠼⠉⠐⠹⠼⠋</text:p>
        </text:list-item>
      </text:list>
      <text:h text:style-name="Heading_20_3" text:outline-level="3">Doorstrepen van symbolen: negaties</text:h>
      <text:h text:style-name="Heading_20_3" text:outline-level="3">Nieuwe symbolen</text:h>
      <text:h text:style-name="Heading_20_2" text:outline-level="2">Haken en vormschema's</text:h>
      <text:h text:style-name="Heading_20_3" text:outline-level="3">Soorten haken</text:h>
      <text:list xml:id="list649485129458611729" text:style-name="L9">
        <text:list-item>
          <text:p text:style-name="P9">⠣⠁⠠⠂ ⠃⠜</text:p>
        </text:list-item>
        <text:list-item>
          <text:p text:style-name="P9">⠣⠁⠠⠂ ⠃⠜</text:p>
        </text:list-item>
        <text:list-item>
          <text:p text:style-name="P9">⠾⠁⠃</text:p>
        </text:list-item>
        <text:list-item>
          <text:p text:style-name="P9">⠷⠁⠃⠜</text:p>
        </text:list-item>
        <text:list-item>
          <text:p text:style-name="P9">⠷⠭⠽⠷</text:p>
        </text:list-item>
        <text:list-item>
          <text:p text:style-name="P9"><text:soft-page-break/>⠐⠷⠭⠐⠹⠭⠈⠑⠈⠝⠐⠾</text:p>
        </text:list-item>
        <text:list-item>
          <text:p text:style-name="P9">⠐⠷⠁⠠⠂ ⠃⠠⠂ ⠉⠐⠾</text:p>
        </text:list-item>
        <text:list-item>
          <text:p text:style-name="P20"><text:span text:style-name="T2">⠹⠤⠼⠉⠹ ⠶⠼⠉</text:span></text:p>
        </text:list-item>
        <text:list-item>
          <text:p text:style-name="P20"><text:span text:style-name="T2">⠹⠹⠁⠃⠹⠹</text:span></text:p>
        </text:list-item>
      </text:list>
      <text:h text:style-name="Heading_20_3" text:outline-level="3">Vormschema's,</text:h>
      <text:list xml:id="list4957036024500117478" text:style-name="L10">
        <text:list-item>
          <text:p text:style-name="P10">⠐⠷⠿⠼⠃⠭⠐⠖⠼⠉⠽⠐⠶⠼⠁⠙⠰⠳⠭⠐⠤⠼⠃⠽⠐⠶⠼⠚⠱</text:p>
        </text:list-item>
        <text:list-item>
          <text:p text:style-name="P10">⠹⠿⠁ ⠉⠰⠳⠃ ⠙⠱⠹⠐⠦⠹⠿⠑⠰⠳⠋⠱⠹⠐⠶⠹⠿⠁⠑⠐⠖⠉⠋⠰⠳⠃⠑⠐⠖⠙⠋⠱⠹</text:p>
        </text:list-item>
        <text:list-item>
          <text:p text:style-name="P10">⠣⠿⠁ ⠃⠰⠳⠉ ⠙⠱⠜</text:p>
        </text:list-item>
      </text:list>
      <text:h text:style-name="Heading_20_2" text:outline-level="2">Breuken</text:h>
      <text:h text:style-name="Heading_20_3" text:outline-level="3">Teller en noemer zijn natuurlijke getallen</text:h>
      <text:list xml:id="list7914522531549492483" text:style-name="L11">
        <text:list-item>
          <text:p text:style-name="P11">⠨⠊⠎ ⠼⠛⠆⠴⠐⠤⠼⠉⠆⠲ ⠅⠇⠑⠊⠝⠑⠗ ⠙⠁⠝ ⠼⠉⠂⠶⠠⠢</text:p>
        </text:list-item>
      </text:list>
      <text:h text:style-name="Heading_20_3" text:outline-level="3">Algemene notatie (teller en noemer zijn geen natuurlijke getallen)</text:h>
      <text:list xml:id="list4229128279442847953" text:style-name="L12">
        <text:list-item>
          <text:p text:style-name="P12">⠐⠆⠼⠃⠙⠐⠖⠼⠉⠑⠳⠼⠁⠃⠐⠦⠼⠓⠱</text:p>
        </text:list-item>
        <text:list-item>
          <text:p text:style-name="P12">⠐⠆⠼⠉⠏⠐⠖⠟⠳⠝⠱</text:p>
        </text:list-item>
        <text:list-item>
          <text:p text:style-name="P12">⠐⠆⠞⠛⠰⠁⠐⠤⠼⠁⠳⠎⠊⠝⠰⠁⠱</text:p>
        </text:list-item>
      </text:list>
      <text:h text:style-name="Heading_20_3" text:outline-level="3">Samengestelde breuken</text:h>
      <text:list xml:id="list1035433721438900040" text:style-name="L13">
        <text:list-item>
          <text:p text:style-name="P13">⠐⠆⠁⠐⠖⠐⠆⠼⠃⠠⠃⠉⠳⠙⠐⠤⠑⠱⠐⠖⠋⠳⠳⠐⠆⠛⠳⠓⠱⠐⠤⠼⠉⠱</text:p>
        </text:list-item>
      </text:list>
      <text:h text:style-name="Heading_20_3" text:outline-level="3">Procent en promille</text:h>
      <text:list xml:id="list8561137520711107215" text:style-name="L14">
        <text:list-item>
          <text:p text:style-name="P14">⠼⠚⠴</text:p>
        </text:list-item>
        <text:list-item>
          <text:p text:style-name="P14">⠼⠚⠴⠴</text:p>
        </text:list-item>
      </text:list>
      <text:h text:style-name="Heading_20_2" text:outline-level="2">Exponenten en indices</text:h>
      <text:h text:style-name="Heading_20_3" text:outline-level="3">Ingangen</text:h>
      <text:list xml:id="list170887595959149189" text:style-name="L15">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6"><text:soft-page-break/>⠼⠡⠝⠱⠭⠡⠍⠱</text:p>
        </text:list-item>
        <text:list-item>
          <text:p text:style-name="P15">⠼⠡⠝⠱⠭⠡⠍⠱</text:p>
        </text:list-item>
        <text:list-item>
          <text:p text:style-name="P15">⠼⠡⠝⠱⠭⠡⠍⠱</text:p>
        </text:list-item>
        <text:list-item>
          <text:p text:style-name="P21">⠼⠡⠝⠱⠭⠸⠌⠍⠱</text:p>
        </text:list-item>
        <text:list-item>
          <text:p text:style-name="P15">⠼⠡⠝⠱⠭⠸⠌⠍⠱</text:p>
        </text:list-item>
        <text:list-item>
          <text:p text:style-name="P15">⠭⠌⠝⠱⠡⠍⠱⠌⠏⠱</text:p>
        </text:list-item>
        <text:list-item>
          <text:p text:style-name="P15">⠼⠌⠝⠱⠭⠡⠍⠱⠡⠟⠱⠌⠏⠱</text:p>
        </text:list-item>
      </text:list>
      <text:h text:style-name="Heading_20_3" text:outline-level="3">Opbouw</text:h>
      <text:list xml:id="list6230242718049647955" text:style-name="L16">
        <text:list-item>
          <text:p text:style-name="P17">⠭⠌⠆⠽</text:p>
        </text:list-item>
        <text:list-item>
          <text:p text:style-name="P17">⠭⠡⠂⠠⠂ ⠭⠡⠆</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
      <text:h text:style-name="Heading_20_2" text:outline-level="2">Speciale indices (markeringen)</text:h>
      <text:h text:style-name="Heading_20_3" text:outline-level="3">Markeringen</text:h>
      <text:h text:style-name="Heading_20_3" text:outline-level="3">Accenten en vectoren</text:h>
      <text:h text:style-name="Heading_20_2" text:outline-level="2">Lijnvormen</text:h>
      <text:h text:style-name="Heading_20_2" text:outline-level="2">Wortelvormen</text:h>
      <text:list xml:id="list3310414513927335324" text:style-name="L17">
        <text:list-item>
          <text:p text:style-name="P18">⠩⠁⠱</text:p>
        </text:list-item>
        <text:list-item>
          <text:p text:style-name="P18">⠩⠼⠉⠲⠐⠤⠼⠃⠱</text:p>
        </text:list-item>
        <text:list-item>
          <text:p text:style-name="P18">⠩⠼⠉⠲⠱⠐⠤⠼⠃</text:p>
        </text:list-item>
        <text:list-item>
          <text:p text:style-name="P18">⠩⠁⠃⠩⠉⠱⠱⠐⠶⠩⠁⠃⠱⠐⠦⠼⠌⠲⠩⠉⠱</text:p>
        </text:list-item>
        <text:list-item>
          <text:p text:style-name="P18"><text:soft-page-break/>⠼⠌⠖⠩⠁⠌⠼⠃⠝⠐⠖⠼⠙⠱⠱</text:p>
        </text:list-item>
        <text:list-item>
          <text:p text:style-name="P18">⠼⠌⠲⠩⠁⠌⠼⠃⠝⠱⠱⠐⠖⠼⠙</text:p>
        </text:list-item>
        <text:list-item>
          <text:p text:style-name="P18">⠼⠌⠏⠱⠩⠁⠌⠼⠃⠝⠱⠐⠖⠼⠙⠱</text:p>
        </text:list-item>
        <text:list-item>
          <text:p text:style-name="P18">⠐⠆⠞⠳⠩⠁⠡⠏⠱⠌⠝⠱⠱⠐⠖⠩⠁⠡⠟⠱⠌⠝⠱⠱⠱</text:p>
        </text:list-item>
      </text:list>
      <text:h text:style-name="Heading_20_2" text:outline-level="2">Afbreken van formules</text:h>
      <text:h text:style-name="Heading_20_2" text:outline-level="2">Meetkundig uitziende zwartschriftsymbolen</text:h>
      <text:h text:style-name="Heading_20_2" text:outline-level="2">Enkele symbolen uit de analyse</text:h>
      <text:h text:style-name="Heading_20_3" text:outline-level="3">Symbolen</text:h>
      <text:h text:style-name="Heading_20_3" text:outline-level="3">Voorbeelden</text:h>
      <text:h text:style-name="Heading_20_2" text:outline-level="2">Tabel der tekens</text:h>
      <text:h text:style-name="Heading_20_2" text:outline-level="2">Het Griekse alfab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odt2braille 6 dot" svg:font-family="'odt2braille 6 do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Arial1" fo:font-family="Arial" style:font-style-name="Standaard"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54in" fo:margin-bottom="0.2008in"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654in" fo:margin-bottom="0.12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1256in" fo:margin-bottom="0.122in" loext:contextual-spacing="false" style:page-number="auto"/>
      <style:text-properties fo:font-size="12pt" fo:font-style="italic"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 style:num-format="I">
        <style:list-level-properties text:list-level-position-and-space-mode="label-alignment">
          <style:list-level-label-alignment text:label-followed-by="space" fo:text-indent="-0.4in" fo:margin-left="0.4in"/>
        </style:list-level-properties>
      </text:outline-level-style>
      <text:outline-level-style text:level="3" style:num-suffix=". " style:num-format="1">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 Frees</meta:initial-creator>
    <meta:creation-date>2011-05-23T18:17:15.71</meta:creation-date>
    <dc:date>2019-06-05T19:38:12.385542803</dc:date>
    <meta:editing-duration>PT4H37M34S</meta:editing-duration>
    <meta:editing-cycles>40</meta:editing-cycles>
    <meta:generator>LibreOffice/4.4.0.1$MacOSX_X86_64 LibreOffice_project/1ba9640ddd424f1f535c75bf2b86703770b8cf6f</meta:generator>
    <meta:document-statistic meta:table-count="0" meta:image-count="0" meta:object-count="0" meta:page-count="6" meta:paragraph-count="157" meta:word-count="429" meta:character-count="2485" meta:non-whitespace-character-count="2332"/>
    <meta:user-defined meta:name="[BRL]BraillePageNumbers" meta:value-type="boolean">false</meta:user-defined>
    <meta:user-defined meta:name="[BRL]BrintpageNumbersInToc" meta:value-type="boolean">false</meta:user-defined>
    <meta:user-defined meta:name="[BRL]HardPageBreaks" meta:value-type="boolean">false</meta:user-defined>
    <meta:user-defined meta:name="[BRL]PageSeparator" meta:value-type="boolean">false</meta:user-defined>
  </office:meta>
</office:document-meta>
</file>